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991cm" table:align="center"/>
    </style:style>
    <style:style style:name="Tabela1.A" style:family="table-column">
      <style:table-column-properties style:column-width="4.163cm"/>
    </style:style>
    <style:style style:name="Tabela1.B" style:family="table-column">
      <style:table-column-properties style:column-width="1.693cm"/>
    </style:style>
    <style:style style:name="Tabela1.G" style:family="table-column">
      <style:table-column-properties style:column-width="1.681cm"/>
    </style:style>
    <style:style style:name="Tabela1.1" style:family="table-row">
      <style:table-row-properties style:min-row-height="0.529cm"/>
    </style:style>
    <style:style style:name="Tabela1.A1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1.2" style:family="table-row">
      <style:table-row-properties style:min-row-height="0.921cm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" style:family="table">
      <style:table-properties style:rel-width="100%" table:align="center"/>
    </style:style>
    <style:style style:name="Tabela2.A" style:family="table-column">
      <style:table-column-properties style:rel-column-width="2297*"/>
    </style:style>
    <style:style style:name="Tabela2.B" style:family="table-column">
      <style:table-column-properties style:rel-column-width="2256*"/>
    </style:style>
    <style:style style:name="Tabela2.C" style:family="table-column">
      <style:table-column-properties style:rel-column-width="2258*"/>
    </style:style>
    <style:style style:name="Tabela2.D" style:family="table-column">
      <style:table-column-properties style:rel-column-width="2265*"/>
    </style:style>
    <style:style style:name="Tabela2.1" style:family="table-row">
      <style:table-row-properties style:min-row-height="0.587cm" fo:keep-together="always" style:use-optimal-row-height="false"/>
    </style:style>
    <style:style style:name="Tabela2.A1" style:family="table-cell">
      <style:table-cell-properties fo:background-color="#ddddd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style:min-row-height="1.069cm" fo:keep-together="always" style:use-optimal-row-height="false"/>
    </style:style>
    <style:style style:name="Tabela2.A2" style:family="table-cell">
      <style:table-cell-properties style:vertical-align="middle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4" style:family="table-row">
      <style:table-row-properties style:min-row-height="0.635cm" fo:keep-together="always" style:use-optimal-row-height="false"/>
    </style:style>
    <style:style style:name="Tabela2.A4" style:family="table-cell">
      <style:table-cell-properties style:vertical-align="middle" fo:background-color="#dddd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D4" style:family="table-cell">
      <style:table-cell-properties style:vertical-align="middle" fo:background-color="#ddddd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A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5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6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9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0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3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4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5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6" style:family="table-cell">
      <style:table-cell-properties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A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7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8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9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20" style:family="table-cell">
      <style:table-cell-properties style:vertical-align="middle" fo:background-color="#b2b2b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2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0" style:family="table-cell">
      <style:table-cell-properties fo:padding-left="0.123cm" fo:padding-right="0.123cm" fo:padding-top="0cm" fo:padding-bottom="0cm" fo:border="0.5pt solid #000000" style:writing-mode="lr-tb"/>
    </style:style>
    <style:style style:name="Tabela2.B2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4pt" officeooo:rsid="001bfec6" style:font-size-asian="12.25pt" style:font-size-complex="14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officeooo:rsid="001bfec6" officeooo:paragraph-rsid="001c3974" style:font-size-asian="12.25pt" style:font-size-complex="14pt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383acd" officeooo:paragraph-rsid="00383acd" style:font-size-asian="12.25pt" style:font-weight-asian="bold" style:font-size-complex="14pt" style:font-weight-complex="bold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1bfec6" officeooo:paragraph-rsid="001c3974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24914d" officeooo:paragraph-rsid="0024914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paragraph-rsid="0040c9aa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weight="bold" officeooo:paragraph-rsid="0040c9aa" style:font-weight-asian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Times New Roman1" fo:font-size="12pt" officeooo:paragraph-rsid="0040e121" style:font-size-asian="12pt" style:font-size-complex="12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436420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44fd6e"/>
    </style:style>
    <style:style style:name="P13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</style:style>
    <style:style style:name="P14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paragraph-rsid="0046d1cf"/>
    </style:style>
    <style:style style:name="P15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fo:font-size="14pt" fo:font-weight="bold" officeooo:rsid="00383acd" officeooo:paragraph-rsid="00383acd" style:font-size-asian="12.25pt" style:font-weight-asian="bold" style:font-size-complex="14pt" style:font-weight-complex="bold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</style:style>
    <style:style style:name="P18" style:family="paragraph" style:parent-style-name="Normal">
      <style:paragraph-properties fo:margin-left="0cm" fo:margin-right="0cm" fo:text-align="end" style:justify-single-word="false" fo:text-indent="0cm" style:auto-text-indent="false"/>
      <style:text-properties fo:color="#000000" style:font-name="Times New Roman1" fo:font-size="10pt" fo:font-weight="bold" officeooo:paragraph-rsid="0040c9a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19" style:family="paragraph" style:parent-style-name="Subtitle">
      <style:text-properties officeooo:rsid="0024914d" officeooo:paragraph-rsid="0024914d"/>
    </style:style>
    <style:style style:name="P20" style:family="paragraph" style:parent-style-name="Text_20_body">
      <style:paragraph-properties fo:margin-left="7.938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1" officeooo:paragraph-rsid="003477c4" style:font-name-complex="Times New Roman1"/>
    </style:style>
    <style:style style:name="P21" style:family="paragraph" style:parent-style-name="Text_20_body">
      <style:paragraph-properties fo:margin-left="7.938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1" officeooo:rsid="00393b6a" officeooo:paragraph-rsid="00393b6a" style:font-name-complex="Times New Roman1"/>
    </style:style>
    <style:style style:name="P22" style:family="paragraph" style:parent-style-name="Text_20_body" style:master-page-name="">
      <style:paragraph-properties fo:margin-left="7.938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font-name="Times New Roman1" officeooo:rsid="00393b6a" officeooo:paragraph-rsid="00393b6a" style:font-name-complex="Times New Roman1"/>
    </style:style>
    <style:style style:name="P23" style:family="paragraph" style:parent-style-name="Text_20_body">
      <style:text-properties officeooo:paragraph-rsid="003a6c3e"/>
    </style:style>
    <style:style style:name="P24" style:family="paragraph" style:parent-style-name="Text_20_body">
      <style:text-properties officeooo:rsid="003ad238" officeooo:paragraph-rsid="003ad238"/>
    </style:style>
    <style:style style:name="P25" style:family="paragraph" style:parent-style-name="Text_20_body">
      <style:text-properties officeooo:rsid="003c8627" officeooo:paragraph-rsid="003c8627"/>
    </style:style>
    <style:style style:name="P26" style:family="paragraph" style:parent-style-name="Text_20_body">
      <style:text-properties officeooo:paragraph-rsid="00436420"/>
    </style:style>
    <style:style style:name="P27" style:family="paragraph" style:parent-style-name="Normal">
      <style:text-properties fo:color="#000000" style:font-name="Calibri" fo:font-size="10pt" officeooo:paragraph-rsid="0040c9aa" style:font-name-asian="Times New Roman1" style:font-size-asian="10pt" style:language-asian="pt" style:country-asian="BR" style:font-name-complex="Times New Roman1" style:font-size-complex="10pt"/>
    </style:style>
    <style:style style:name="P28" style:family="paragraph" style:parent-style-name="Normal">
      <style:paragraph-properties fo:text-align="center" style:justify-single-word="false"/>
      <style:text-properties fo:color="#000000" style:font-name="Times New Roman1" fo:font-size="16pt" officeooo:rsid="0040c9aa" officeooo:paragraph-rsid="0040c9aa" style:font-name-asian="Times New Roman1" style:font-size-asian="16pt" style:language-asian="pt" style:country-asian="BR" style:font-name-complex="Times New Roman1" style:font-size-complex="16pt"/>
    </style:style>
    <style:style style:name="P29" style:family="paragraph" style:parent-style-name="Normal">
      <style:paragraph-properties fo:text-align="center" style:justify-single-word="false"/>
      <style:text-properties fo:color="#000000" style:font-name="Times New Roman1" fo:font-size="10pt" fo:font-weight="bold" officeooo:paragraph-rsid="0040c9a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0" style:family="paragraph" style:parent-style-name="Normal">
      <style:paragraph-properties fo:text-align="start" style:justify-single-word="false"/>
      <style:text-properties fo:color="#000000" style:font-name="Times New Roman1" fo:font-size="10pt" fo:font-weight="bold" officeooo:paragraph-rsid="0040c9a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1" style:family="paragraph" style:parent-style-name="Normal">
      <style:paragraph-properties fo:text-align="center" style:justify-single-word="false"/>
      <style:text-properties fo:color="#000000" style:font-name="Times New Roman1" fo:font-size="10pt" officeooo:paragraph-rsid="0040c9aa" style:font-name-asian="Times New Roman1" style:font-size-asian="10pt" style:language-asian="pt" style:country-asian="BR" style:font-name-complex="Times New Roman1" style:font-size-complex="10pt"/>
    </style:style>
    <style:style style:name="P32" style:family="paragraph" style:parent-style-name="Normal">
      <style:paragraph-properties fo:text-align="center" style:justify-single-word="false"/>
      <style:text-properties fo:color="#000000" style:font-name="Times New Roman1" fo:font-size="10pt" officeooo:rsid="0040c9aa" officeooo:paragraph-rsid="0040c9aa" style:font-name-asian="Times New Roman1" style:font-size-asian="10pt" style:language-asian="pt" style:country-asian="BR" style:font-name-complex="Times New Roman1" style:font-size-complex="10pt"/>
    </style:style>
    <style:style style:name="P33" style:family="paragraph" style:parent-style-name="Subtitle">
      <style:paragraph-properties fo:background-color="transparent">
        <style:background-image/>
      </style:paragraph-properties>
    </style:style>
    <style:style style:name="P34" style:family="paragraph" style:parent-style-name="Text_20_body">
      <style:paragraph-properties fo:background-color="transparent">
        <style:background-image/>
      </style:paragraph-properties>
    </style:style>
    <style:style style:name="P35" style:family="paragraph" style:parent-style-name="Normal_20__28_Web_29_">
      <style:text-properties fo:color="#000000" style:font-name="Times New Roman1" fo:font-size="12pt" officeooo:paragraph-rsid="00436420" style:font-size-asian="12pt" style:font-size-complex="12pt"/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Title" style:master-page-name="Textual_20_elements">
      <style:paragraph-properties style:page-number="1"/>
    </style:style>
    <style:style style:name="P40" style:family="paragraph" style:parent-style-name="Title" style:master-page-name="Textual_20_elements">
      <style:paragraph-properties style:page-number="auto"/>
    </style:style>
    <style:style style:name="P41" style:family="paragraph" style:parent-style-name="Title">
      <style:paragraph-properties fo:break-before="page"/>
    </style:style>
    <style:style style:name="P42" style:family="paragraph" style:parent-style-name="Title">
      <style:paragraph-properties fo:break-before="page"/>
      <style:text-properties officeooo:rsid="0047542f" officeooo:paragraph-rsid="0040e121"/>
    </style:style>
    <style:style style:name="P43" style:family="paragraph" style:parent-style-name="Text_20_body" style:list-style-name="L1">
      <style:text-properties officeooo:rsid="003ad238" officeooo:paragraph-rsid="003ad238"/>
    </style:style>
    <style:style style:name="P44" style:family="paragraph" style:parent-style-name="Text_20_body" style:list-style-name="L1">
      <style:text-properties officeooo:rsid="003ad238" officeooo:paragraph-rsid="003ad909"/>
    </style:style>
    <style:style style:name="P45" style:family="paragraph" style:parent-style-name="Text_20_body" style:list-style-name="L2">
      <style:text-properties officeooo:paragraph-rsid="00436420"/>
    </style:style>
    <style:style style:name="P46" style:family="paragraph" style:parent-style-name="Text_20_body" style:list-style-name="L2">
      <style:text-properties officeooo:rsid="001a1665" officeooo:paragraph-rsid="00436420"/>
    </style:style>
    <style:style style:name="P47" style:family="paragraph" style:parent-style-name="Text_20_body" style:list-style-name="L3"/>
    <style:style style:name="P48" style:family="paragraph" style:parent-style-name="Text_20_body" style:list-style-name="L4"/>
    <style:style style:name="P49" style:family="paragraph" style:parent-style-name="Text_20_body" style:list-style-name="L5">
      <style:text-properties officeooo:paragraph-rsid="004b3879"/>
    </style:style>
    <style:style style:name="T1" style:family="text">
      <style:text-properties officeooo:rsid="0020a0df"/>
    </style:style>
    <style:style style:name="T2" style:family="text">
      <style:text-properties officeooo:rsid="0039634e"/>
    </style:style>
    <style:style style:name="T3" style:family="text">
      <style:text-properties officeooo:rsid="003a6c3e"/>
    </style:style>
    <style:style style:name="T4" style:family="text">
      <style:text-properties officeooo:rsid="003ad238"/>
    </style:style>
    <style:style style:name="T5" style:family="text">
      <style:text-properties officeooo:rsid="003c8627"/>
    </style:style>
    <style:style style:name="T6" style:family="text">
      <style:text-properties officeooo:rsid="003e2bf4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3e2bf4" style:font-weight-asian="bold"/>
    </style:style>
    <style:style style:name="T9" style:family="text">
      <style:text-properties fo:font-weight="bold" officeooo:rsid="0044fd6e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17f74" style:font-weight-asian="bold" style:font-weight-complex="bold"/>
    </style:style>
    <style:style style:name="T12" style:family="text">
      <style:text-properties officeooo:rsid="0040c9aa"/>
    </style:style>
    <style:style style:name="T13" style:family="text">
      <style:text-properties officeooo:rsid="0017c61b"/>
    </style:style>
    <style:style style:name="T14" style:family="text">
      <style:text-properties officeooo:rsid="001a1665"/>
    </style:style>
    <style:style style:name="T15" style:family="text">
      <style:text-properties officeooo:rsid="001a8fd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d3deb" style:font-weight-asian="normal" style:font-weight-complex="normal"/>
    </style:style>
    <style:style style:name="T18" style:family="text">
      <style:text-properties fo:font-weight="normal" officeooo:rsid="00417f74" style:font-weight-asian="normal" style:font-weight-complex="normal"/>
    </style:style>
    <style:style style:name="T19" style:family="text">
      <style:text-properties officeooo:rsid="00436420"/>
    </style:style>
    <style:style style:name="T20" style:family="text">
      <style:text-properties style:use-window-font-color="true" style:font-name="Times New Roman1" fo:font-size="12pt" fo:font-weight="bold" style:font-size-asian="12pt" style:font-weight-asian="bold" style:font-name-complex="Arial" style:font-size-complex="12pt" style:font-weight-complex="bold"/>
    </style:style>
    <style:style style:name="T21" style:family="text">
      <style:text-properties style:use-window-font-color="true" style:font-name="Times New Roman1" fo:font-size="12pt" fo:font-weight="bold" officeooo:rsid="00436420" style:font-size-asian="12pt" style:font-weight-asian="bold" style:font-name-complex="Arial" style:font-size-complex="12pt" style:font-weight-complex="bold"/>
    </style:style>
    <style:style style:name="T22" style:family="text">
      <style:text-properties officeooo:rsid="0044fd6e"/>
    </style:style>
    <style:style style:name="T23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7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7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svg:stroke-opacity="100%" draw:stroke-linejoin="round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ELIPE RODRIGUES DO PRADO</text:p>
      <text:p text:style-name="P5">JOÃO PAULO NAKAJIMA PEREIR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MODULARIZAÇÃO OSGI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UNIVERSIDADE DO VALE DO SAPUCAÍ</text:p>
      <text:p text:style-name="P6">POUSO ALEGRE</text:p>
      <text:p text:style-name="P5">2015</text:p>
      <text:p text:style-name="P16">FELIPE RODRIGUES DO PRADO</text:p>
      <text:p text:style-name="P5">JOÃO PAULO NAKAJIMA PEREIR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MODULARIZAÇÃO OSGI</text:p>
      <text:p text:style-name="P4"/>
      <text:p text:style-name="P4"/>
      <text:p text:style-name="P4"/>
      <text:p text:style-name="P22">Pré-projeto de desenvolvimento apresentado à disciplina de TCC 1 do curso de Sistemas de Informação com requisito parcial para obtenção de créditos.</text:p>
      <text:p text:style-name="P21"/>
      <text:p text:style-name="P20"/>
      <text:p text:style-name="P4"/>
      <text:p text:style-name="P4"/>
      <text:p text:style-name="P4"/>
      <text:p text:style-name="P4"/>
      <text:p text:style-name="P6">UNIVERSIDADE DO VALE DO SAPUCAÍ</text:p>
      <text:p text:style-name="P6">POUSO ALEGRE</text:p>
      <text:p text:style-name="P5">2015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6">Sumário</text:p>
          </text:index-title>
          <text:p text:style-name="P37"><text:a xlink:type="simple" xlink:href="#__RefHeading__2065_2051713974" text:style-name="Index_20_Link" text:visited-style-name="Index_20_Link">1 Introdução<text:tab/>1</text:a></text:p>
          <text:p text:style-name="P37"><text:a xlink:type="simple" xlink:href="#__RefHeading__2067_2051713974" text:style-name="Index_20_Link" text:visited-style-name="Index_20_Link">2 objetivos<text:tab/>2</text:a></text:p>
          <text:p text:style-name="P38"><text:a xlink:type="simple" xlink:href="#__RefHeading__2200_2051713974" text:style-name="Index_20_Link" text:visited-style-name="Index_20_Link">2.1 Objetivo geral<text:tab/>2</text:a></text:p>
          <text:p text:style-name="P38"><text:a xlink:type="simple" xlink:href="#__RefHeading__2202_2051713974" text:style-name="Index_20_Link" text:visited-style-name="Index_20_Link">2.2 Objetivo específico<text:tab/>2</text:a></text:p>
          <text:p text:style-name="P37"><text:a xlink:type="simple" xlink:href="#__RefHeading__2182_2051713974" text:style-name="Index_20_Link" text:visited-style-name="Index_20_Link">3 justificativa<text:tab/>3</text:a></text:p>
          <text:p text:style-name="P37"><text:a xlink:type="simple" xlink:href="#__RefHeading__2216_2051713974" text:style-name="Index_20_Link" text:visited-style-name="Index_20_Link">4 Quadro teórico<text:tab/>4</text:a></text:p>
          <text:p text:style-name="P38"><text:a xlink:type="simple" xlink:href="#__RefHeading__2901_1995087119" text:style-name="Index_20_Link" text:visited-style-name="Index_20_Link">4.1 Java<text:tab/>4</text:a></text:p>
          <text:p text:style-name="P38"><text:a xlink:type="simple" xlink:href="#__RefHeading__2903_1995087119" text:style-name="Index_20_Link" text:visited-style-name="Index_20_Link">4.2 Bancos de dados NoSQL<text:tab/>4</text:a></text:p>
          <text:p text:style-name="P38"><text:a xlink:type="simple" xlink:href="#__RefHeading__2905_1995087119" text:style-name="Index_20_Link" text:visited-style-name="Index_20_Link">4.3 Modularização<text:tab/>5</text:a></text:p>
          <text:p text:style-name="P38"><text:a xlink:type="simple" xlink:href="#__RefHeading__2907_1995087119" text:style-name="Index_20_Link" text:visited-style-name="Index_20_Link">4.3.1 A OSGi em aplicações empresariais<text:tab/>6</text:a></text:p>
          <text:p text:style-name="P37"><text:a xlink:type="simple" xlink:href="#__RefHeading__1711_1247547198" text:style-name="Index_20_Link" text:visited-style-name="Index_20_Link">5 Quadro metodológico<text:tab/>8</text:a></text:p>
          <text:p text:style-name="P38"><text:a xlink:type="simple" xlink:href="#__RefHeading__2909_1995087119" text:style-name="Index_20_Link" text:visited-style-name="Index_20_Link">5.1 Tipo de Pesquisa<text:tab/>8</text:a></text:p>
          <text:p text:style-name="P38"><text:a xlink:type="simple" xlink:href="#__RefHeading__2911_1995087119" text:style-name="Index_20_Link" text:visited-style-name="Index_20_Link">5.2 Contexto da Pesquisa<text:tab/>8</text:a></text:p>
          <text:p text:style-name="P38"><text:a xlink:type="simple" xlink:href="#__RefHeading__2913_1995087119" text:style-name="Index_20_Link" text:visited-style-name="Index_20_Link">5.3 Instrumentos<text:tab/>8</text:a></text:p>
          <text:p text:style-name="P38"><text:a xlink:type="simple" xlink:href="#__RefHeading__2915_1995087119" text:style-name="Index_20_Link" text:visited-style-name="Index_20_Link">5.4 Procedimentos<text:tab/>8</text:a></text:p>
          <text:p text:style-name="P38"><text:a xlink:type="simple" xlink:href="#__RefHeading__2917_1995087119" text:style-name="Index_20_Link" text:visited-style-name="Index_20_Link">5.6 Orçamento<text:tab/>10</text:a></text:p>
          <text:p text:style-name="P37"><text:a xlink:type="simple" xlink:href="#__RefHeading__2919_1995087119" text:style-name="Index_20_Link" text:visited-style-name="Index_20_Link">6 Referências<text:tab/>11</text:a></text:p>
        </text:index-body>
      </text:table-of-content>
      <text:p text:style-name="P3"/>
      <text:list xml:id="list2614929493890426564" text:style-name="Numbering_20_2">
        <text:list-item>
          <text:h text:style-name="P39" text:outline-level="1"><text:bookmark-start text:name="__RefHeading__2065_2051713974"/><text:s/><text:span text:style-name="T1">Introdução</text:span><text:bookmark-end text:name="__RefHeading__2065_2051713974"/></text:h>
        </text:list-item>
      </text:list>
      <text:p text:style-name="P2"/>
      <text:p text:style-name="P2"/>
      <text:p text:style-name="P2"/>
      <text:p text:style-name="P23">O desenvolvimento de um software n<text:span text:style-name="T2">ã</text:span>o envolve apenas <text:span text:style-name="T2">ló</text:span>gica de program<text:span text:style-name="T2">ação</text:span>, linhas de c<text:span text:style-name="T2">ó</text:span>digos e design, <text:span text:style-name="T2">além</text:span> disso, para se desenvolver um software, temos que nos preocupar com planejamento, engenharia, metodologia e qual tecnologia ser<text:span text:style-name="T2">á</text:span> utilizada. Esses e outros fatores, <text:span text:style-name="T2">estão</text:span> ligados ao desenvolvimento de um software, que a<text:span text:style-name="T2">penas</text:span> iniciado, <text:span text:style-name="T3">passará</text:span> por mudan<text:span text:style-name="T2">ç</text:span>as no desenvolvimento e se conclu<text:span text:style-name="T2">í</text:span>do poder<text:span text:style-name="T2">á</text:span> sofrer atualiza<text:span text:style-name="T2">çõ</text:span>es implementadas novas funcionalidades. Dessa maneira, saber qual tecnologia utilizar e como planejar, <text:span text:style-name="T2">é</text:span> fundamental para que o software torne-se flex<text:span text:style-name="T2">ível</text:span> <text:span text:style-name="T3">a</text:span> essas mudan<text:span text:style-name="T2">ç</text:span>as. Pensando dessa maneira, temos como solu<text:span text:style-name="T3">çã</text:span>o, a especifica<text:span text:style-name="T3">çã</text:span>o OSGi, que vem da express<text:span text:style-name="T3">ã</text:span>o Open Services Gateway Initiative, constru<text:span text:style-name="T3">í</text:span>d<text:span text:style-name="T3">a</text:span> pela <text:span text:style-name="T3">tecnologia</text:span> Java.</text:p>
      <text:p text:style-name="Text_20_body">O OSGi possibilita o desenvolvimento de software em m<text:span text:style-name="T4">ó</text:span>dulos, <text:span text:style-name="T4">disponibilizando </text:span>gerenciamento d<text:span text:style-name="T4">e tais</text:span> m<text:span text:style-name="T4">ó</text:span>dulos e maio<text:span text:style-name="T4">r</text:span> facilidades na manuten<text:span text:style-name="T4">çã</text:span>o e expans<text:span text:style-name="T4">ã</text:span>o do <text:span text:style-name="T4">software</text:span>. </text:p>
      <text:p text:style-name="Text_20_body">Um software modularizado n<text:span text:style-name="T4">ã</text:span>o <text:span text:style-name="T4">é</text:span> apenas separar o software em partes, mas sim atender <text:span text:style-name="T4">ao</text:span> conceito de m<text:span text:style-name="T4">ó</text:span>dulo, <text:span text:style-name="T4">ou seja, um módulo deve</text:span> ser, insta<text:span text:style-name="T4">lá</text:span>vel, gerenci<text:span text:style-name="T4">á</text:span>vel (parar, reiniciar <text:span text:style-name="T4">e ser</text:span> desinsta<text:span text:style-name="T4">lado</text:span> sem derrubar a <text:span text:style-name="T4">aplicação</text:span>), reutiliz<text:span text:style-name="T4">á</text:span>vel (utilizar em outros sistemas), combin<text:span text:style-name="T4">áv</text:span>el (combinar com outros m<text:span text:style-name="T4">ó</text:span>dulos), n<text:span text:style-name="T4">ã</text:span>o guardar estado e oferecer uma interface clara.</text:p>
      <text:list xml:id="list83804151179566" text:continue-numbering="true" text:style-name="Numbering_20_2">
        <text:list-item>
          <text:h text:style-name="P40" text:outline-level="1"><text:bookmark-start text:name="__RefHeading__2067_2051713974"/><text:s/><text:span text:style-name="T4">objetivos</text:span><text:bookmark-end text:name="__RefHeading__2067_2051713974"/></text:h>
        </text:list-item>
      </text:list>
      <text:p text:style-name="P2"/>
      <text:p text:style-name="P2"/>
      <text:p text:style-name="P2"/>
      <text:h text:style-name="P19" text:outline-level="2"><text:bookmark-start text:name="__RefHeading__2200_2051713974"/>2.1 <text:span text:style-name="T4">Objetivo geral</text:span><text:bookmark-end text:name="__RefHeading__2200_2051713974"/></text:h>
      <text:p text:style-name="P7"/>
      <text:p text:style-name="P7"/>
      <text:p text:style-name="P24">Desenvolver um software modularizado usando a especificação OSGi da plataforma Java e demonstrá-la através da implementação Equinox.</text:p>
      <text:p text:style-name="P7"/>
      <text:p text:style-name="P7"/>
      <text:h text:style-name="P19" text:outline-level="2"><text:bookmark-start text:name="__RefHeading__2202_2051713974"/>2.2 <text:span text:style-name="T4">Objetivo específico</text:span><text:bookmark-end text:name="__RefHeading__2202_2051713974"/></text:h>
      <text:p text:style-name="P7"/>
      <text:p text:style-name="P7"/>
      <text:p text:style-name="P24">Os nossos objetivos específicos têm como base:</text:p>
      <text:list xml:id="list4714276372078198937" text:style-name="L1">
        <text:list-item>
          <text:p text:style-name="P43">Demonstrar o funcionamento da modularização usando a especificação OSGi.</text:p>
        </text:list-item>
        <text:list-item>
          <text:p text:style-name="P43">Desenvolver um software separados em módulos, possibilitando uma melhor separação e organização.</text:p>
        </text:list-item>
        <text:list-item>
          <text:p text:style-name="P44">Resolver o problema de parar todo o sistema que está em funcionamento em uma empresa para alguma manutenção, trazendo a solução de parar somente o módulo específico que será realizado a manutenção, permanecendo o restante do sistema em funcionamento.</text:p>
        </text:list-item>
        <text:list-item>
          <text:p text:style-name="P44">Disponibilizar uma interface definida para que a empresa que implante o sistema possa criar módulos personalizados caso tenha a necessidade ou interesse.</text:p>
        </text:list-item>
      </text:list>
      <text:list xml:id="list83804154161180" text:continue-list="list83804151179566" text:style-name="Numbering_20_2">
        <text:list-item>
          <text:h text:style-name="P40" text:outline-level="1"><text:bookmark-start text:name="__RefHeading__2182_2051713974"/><text:s/><text:span text:style-name="T5">justificativa</text:span><text:bookmark-end text:name="__RefHeading__2182_2051713974"/></text:h>
        </text:list-item>
      </text:list>
      <text:p text:style-name="P2"/>
      <text:p text:style-name="P2"/>
      <text:p text:style-name="P2"/>
      <text:p text:style-name="P25">Como justificativa temos a experiência profissional de ter trabalhado com um software não modularizado, percebendo os problemas e dificuldades de manutenção e implementação de novas funcionalidades no sistema de maneira mais organizada.</text:p>
      <text:p text:style-name="P25">Como relevância acadêmica podemos destacar o aprendizado e utilização de uma tecnologia que não foi lecionada na faculdade, o OSGi. Na Área profissional a modularização está se tornando um padrão de desenvolvimento de softwares em Java que facilita a expansão e manutenção do software.</text:p>
      <text:list xml:id="list83804155169365" text:continue-numbering="true" text:style-name="Numbering_20_2">
        <text:list-item>
          <text:h text:style-name="P40" text:outline-level="1"><text:bookmark-start text:name="__RefHeading__2216_2051713974"/><text:s/><text:span text:style-name="T6">Quadro teórico</text:span><text:bookmark-end text:name="__RefHeading__2216_2051713974"/></text:h>
        </text:list-item>
      </text:list>
      <text:p text:style-name="Text_20_body"/>
      <text:p text:style-name="P10"/>
      <text:p text:style-name="P10"/>
      <text:h text:style-name="Subtitle" text:outline-level="2"><text:bookmark-start text:name="__RefHeading__2901_1995087119"/><text:span text:style-name="T19">4.1 </text:span>Java<text:bookmark-end text:name="__RefHeading__2901_1995087119"/></text:h>
      <text:p text:style-name="Text_20_body"/>
      <text:p text:style-name="Text_20_body"/>
      <text:p text:style-name="Text_20_body"><text:tab/>Java é uma linguagem de programação <text:span text:style-name="T14">e</text:span> uma plataforma de desenvolvimento lançada em 1996 pela Sun com a capacidade de desenvolver aplicativos <text:span text:style-name="T15">apenas uma vez, e utilizando a JVM (Java Virtual Machine) pode executar o software em qualquer dispositivo que suportasse a JVM</text:span>. Permite a vantagem de programar utilizando uma única linguagem mesmo em diferentes plataformas <text:span text:style-name="T15">(Exemplos de plataformas: Windows – Linux – WEB – Android – chips)</text:span> (Sobral; Claro, 2008). </text:p>
      <text:p text:style-name="Text_20_body"><text:tab/>O objetivo da linguagem Java não são os sistemas pequenos, seu foco é uma plataforma para o desenvolvimento de sistemas de médio a grande porte. Uma vantagem de se utilizar a plataforma Java é a grande quantidade de bibliotecas gratuitas que podem ser utilizadas em diversos trabalhos. Como cada linguagem é apropriada para uma determinada área, a utilização da Java é melhor para o desenvolvimento de aplicações que tenham tendência a crescer (Caelum, 2013).</text:p>
      <text:p text:style-name="Text_20_body"/>
      <text:p text:style-name="Text_20_body"/>
      <text:h text:style-name="Subtitle" text:outline-level="2"><text:bookmark-start text:name="__RefHeading__2903_1995087119"/><text:span text:style-name="T19">4.2 </text:span>Bancos de dados NoSQL <text:bookmark-end text:name="__RefHeading__2903_1995087119"/></text:h>
      <text:p text:style-name="Text_20_body"/>
      <text:p text:style-name="Text_20_body"/>
      <text:p text:style-name="Text_20_body">Bancos de dados que não seguem uma estrutura fixa, em que os dados são interpretados de diferentes maneiras para se obter uma maior escalabilidade, são denominados Bancos NoSQL.</text:p>
      <text:p text:style-name="Text_20_body">Seu recente e crescente uso provém da necessidade por parte das empresas que se deparam com situações onde estão diante das diferentes exigências na elaboração de um software, e somente o banco de dados relacional não é capaz de atender a demanda de informações que se pretende gerar após a expansão dos dados. </text:p>
      <text:p text:style-name="P26"><text:span text:style-name="T13">S</text:span>ão encontrados <text:span text:style-name="T14">2</text:span> principais problemas em utilizar bancos da dados relacionais:</text:p>
      <text:list xml:id="list8949259985016051857" text:style-name="L2">
        <text:list-item>
          <text:p text:style-name="P45"><text:soft-page-break/>Abordagem dos dados de forma limitada, através de tabelas;</text:p>
        </text:list-item>
        <text:list-item>
          <text:p text:style-name="P46">Perda de performance quando há grande volume de dados a ser guardado e normalizado.</text:p>
        </text:list-item>
      </text:list>
      <text:p text:style-name="P11"/>
      <text:p text:style-name="Text_20_body"><text:tab/>Brito (2010, p2) afirma que “O propósito, das soluções NoSQL não é substituir o modelo relacional, mas apenas em casos nos quais seja necessária uma maior flexibilidade da estruturação do banco”.</text:p>
      <text:p text:style-name="Text_20_body"><text:tab/>Brito (2010, p3) descreve os núcleos (ou categorias) de bancos de dados NoSQL que mais se destacam como: </text:p>
      <text:p text:style-name="Text_20_body"><text:tab/>• CHAVE-VALOR: coleção de chaves de valor único que são associadas ao conteúdo (dado). Citando como exemplo o Amazon Dynamo, <text:span text:style-name="T14">Redis, Oracle BDB;</text:span></text:p>
      <text:p text:style-name="Text_20_body"><text:tab/>• DOCUMENTOS: conjunto de documentos no formato JSON, onde cada documento é tratado como um objeto único que possui campos com os respectivos valores. O CouchDB é um dos bancos mais utilizados, <text:span text:style-name="T14">mas recentemente o MongoDb</text:span> <text:span text:style-name="T14">está se despontando como um interessante banco de dados para se utilizar.</text:span></text:p>
      <text:p text:style-name="Text_20_body"><text:tab/>• COLUNA: formado por colunas que possuem um conjunto de informações como nome, conteúdo e timestamp e que podem ser organizadas em uma família de colunas (semelhante a uma tabela), além de vetores cujos valores são as próprias colunas. Os bancos de dados Cassandra e BigTable são alguns exemplos. </text:p>
      <text:p text:style-name="Text_20_body"><text:tab/>• GRAFOS: dados distribuídos em forma de vértices e arestas que possuem atributos tanto nas arestas quanto nos vértices. Neo4J e InfoGrid são exemplos de bancos de dados que implementam essa arquitetura. </text:p>
      <text:p text:style-name="Text_20_body"/>
      <text:p text:style-name="Text_20_body"/>
      <text:h text:style-name="Subtitle" text:outline-level="2"><text:bookmark-start text:name="__RefHeading__2905_1995087119"/><text:span text:style-name="T19">4.3 M</text:span>odularização<text:bookmark-end text:name="__RefHeading__2905_1995087119"/></text:h>
      <text:p text:style-name="Text_20_body"/>
      <text:p text:style-name="Text_20_body"/>
      <text:p text:style-name="Text_20_body"><text:tab/>Modularização é o desenvolvimento de software de maneira desacoplada, separando o software em pedaços independentes, ou “bundles”, ou seja, é o particionamento do software em partes menores gerenciáveis, com o objetivo de gerenciar e controlar mehor o desenvolvimento e manutenção do código.</text:p>
      <text:p text:style-name="Text_20_body"><text:tab/>Knoernschild (2012) afirma que um módulo de software é instalável, gerenciável, <text:soft-page-break/>reutilizável, combinável, não guarda estado e oferece uma interface clara.</text:p>
      <text:p text:style-name="Text_20_body">Usaremos o Framework OSGi com a implementação Equinox para o desenvolvimento do software de nosso projeto.</text:p>
      <text:p text:style-name="Text_20_body"><text:span text:style-name="Fonte_20_parág._20_padrão">OSGi (Open Services Gateway Initiative ou como é conhecido por Sistema Modular e Dinâmico para Java) define uma arquitetura para o desenvolvimento e implantação de aplicações modulares e de bibliotecas.</text:span></text:p>
      <text:p text:style-name="Text_20_body"><text:tab/>Desenvolver softwares na plataforma OSGI significa primeiramente construir o seu aplicativo usando a API do OSGi e depois implantá-lo em um container OSGi. Do ponto de vista de um programador, a OSGi oferece algumas vantagens:</text:p>
      <text:list xml:id="list164206606459410189" text:style-name="L3">
        <text:list-item>
          <text:p text:style-name="P47">Você pode instalar, desinstalar, iniciar e parar diferentes módulos do seu aplicativo, sem precisar reiniciar o software.</text:p>
        </text:list-item>
        <text:list-item>
          <text:p text:style-name="P47">Seu aplicativo pode ter mais de uma versão de um módulo particular funcionando e executando ao mesmo tempo.</text:p>
        </text:list-item>
        <text:list-item>
          <text:p text:style-name="P47">A OSGi garante uma ótima infraestrutura para desenvolvimento de aplicativos com orientados a serviços, assim como integrados, aplicativos de internet móvel e APPs para internet ricos.</text:p>
        </text:list-item>
      </text:list>
      <text:p text:style-name="Text_20_body"><text:tab/>Os containers OSGi são destinados especificamente para o desenvolvimento de aplicativos Java complexos que pretendem dividir-se em módulos.</text:p>
      <text:p text:style-name="P35"/>
      <text:p text:style-name="P35"/>
      <text:h text:style-name="P33" text:outline-level="2"><text:bookmark-start text:name="__RefHeading__2907_1995087119"/><text:span text:style-name="Fonte_20_parág._20_padrão"><text:span text:style-name="T21">4.3.1 </text:span></text:span><text:span text:style-name="Fonte_20_parág._20_padrão"><text:span text:style-name="T20">A OSGi em aplicações empresariais</text:span></text:span><text:bookmark-end text:name="__RefHeading__2907_1995087119"/></text:h>
      <text:p text:style-name="P34"/>
      <text:p text:style-name="P34"><text:span text:style-name="Fonte_20_parág._20_padrão"><text:span text:style-name="T20"/></text:span></text:p>
      <text:p text:style-name="Text_20_body"><text:tab/>A especificação OSGi iniciou em março de 1999 pela OSGi Alliance. Em 2003, a equipe de desenvolvimento Eclipse começou a procurar formas de tornar essa plataforma mais dinâmica e de aumentar a modularidade do conjunto de ferramentas. O Eclipse 3.0, lançado em junho de 2004, foi a primeira versão do Eclipse baseado em OSGi.</text:p>
      <text:p text:style-name="Text_20_body"><text:tab/>Agora, graças ao Eclipse, a OSGi está emergindo como uma tecnologia viável e valiosa para o desenvolvimento empresarial.</text:p>
      <text:p text:style-name="Text_20_body"><text:tab/>Atualmente existem <text:span text:style-name="T22">dois</text:span> principais containers OSGi:</text:p>
      <text:list xml:id="list8458045041117762457" text:style-name="L4">
        <text:list-item>
          <text:p text:style-name="P48"><text:span text:style-name="Forte">Equinox</text:span><text:span text:style-name="apple-converted-space"> </text:span><text:span text:style-name="Fonte_20_parág._20_padrão">é a implementação de referência para a estrutura do</text:span><text:span text:style-name="apple-converted-space"> </text:span><text:span text:style-name="Emphasis">OSGI Service Plataform Release 4</text:span><text:span text:style-name="Fonte_20_parág._20_padrão">. Ele é o ambiente de execução modular no coração do eclipse IDE, e </text:span><text:soft-page-break/><text:span text:style-name="Fonte_20_parág._20_padrão">implementa todas as funcionalidades necessárias e opcionais para a especificação OSGi R4.</text:span></text:p>
        </text:list-item>
        <text:list-item>
          <text:p text:style-name="P48"><text:span text:style-name="Forte">Knopflerfish</text:span><text:span text:style-name="apple-converted-space"> </text:span><text:span text:style-name="Fonte_20_parág._20_padrão">é uma implementação das especificações OSGi R3 e OSGi R4. O Knopflerfish2 implementa todas as características obrigatórias e algumas das características opcionais definidas na especificação R4.</text:span></text:p>
        </text:list-item>
      </text:list>
      <text:list xml:id="list83804164160080" text:continue-list="list83804155169365" text:style-name="Numbering_20_2">
        <text:list-item>
          <text:h text:style-name="P42" text:outline-level="1"><text:bookmark-start text:name="__RefHeading__1711_1247547198"/><text:s/>Quadro metodológico<text:bookmark-end text:name="__RefHeading__1711_1247547198"/></text:h>
        </text:list-item>
      </text:list>
      <text:p text:style-name="P2"/>
      <text:p text:style-name="P2"/>
      <text:p text:style-name="P2"/>
      <text:h text:style-name="Subtitle" text:outline-level="2"><text:bookmark-start text:name="__RefHeading__2909_1995087119"/><text:span text:style-name="Fonte_20_parág._20_padrão"><text:span text:style-name="T9">5.1 </text:span></text:span><text:span text:style-name="Fonte_20_parág._20_padrão"><text:span text:style-name="T7">Tipo de Pesquisa</text:span></text:span><text:bookmark-end text:name="__RefHeading__2909_1995087119"/></text:h>
      <text:p text:style-name="Text_20_body"/>
      <text:p text:style-name="Text_20_body"><text:span text:style-name="Fonte_20_parág._20_padrão"><text:span text:style-name="T7"/></text:span></text:p>
      <text:p text:style-name="Text_20_body"><text:tab/><text:span text:style-name="T12">Utilizaremos</text:span> em nosso projeto a pesquisa de forma aplicada.</text:p>
      <text:p text:style-name="Text_20_body"/>
      <text:p text:style-name="Text_20_body"/>
      <text:h text:style-name="Subtitle" text:outline-level="2"><text:bookmark-start text:name="__RefHeading__2911_1995087119"/><text:span text:style-name="Fonte_20_parág._20_padrão"><text:span text:style-name="T9">5.2 </text:span></text:span><text:span text:style-name="Fonte_20_parág._20_padrão"><text:span text:style-name="T7">Contexto da Pesquisa</text:span></text:span><text:bookmark-end text:name="__RefHeading__2911_1995087119"/></text:h>
      <text:p text:style-name="Text_20_body"/>
      <text:p text:style-name="Text_20_body"><text:span text:style-name="Fonte_20_parág._20_padrão"><text:span text:style-name="T7"/></text:span></text:p>
      <text:p text:style-name="Text_20_body"><text:tab/>O Software desenvolvido será disponibilizado na Internet, para que qualquer programador ou pessoa com conhecimento de design de telas possa usar o software.</text:p>
      <text:p text:style-name="Text_20_body"/>
      <text:p text:style-name="Text_20_body"/>
      <text:h text:style-name="Subtitle" text:outline-level="2"><text:bookmark-start text:name="__RefHeading__2913_1995087119"/><text:span text:style-name="Fonte_20_parág._20_padrão"><text:span text:style-name="T9">5.3 </text:span></text:span><text:span text:style-name="Fonte_20_parág._20_padrão"><text:span text:style-name="T7">Instrumentos</text:span></text:span><text:bookmark-end text:name="__RefHeading__2913_1995087119"/></text:h>
      <text:p text:style-name="Text_20_body"/>
      <text:p text:style-name="Text_20_body"><text:span text:style-name="Fonte_20_parág._20_padrão"><text:span text:style-name="T7"/></text:span></text:p>
      <text:p text:style-name="Text_20_body"><text:tab/>Utilizaremos de reuniões quinzenais com o orientador do projeto, <text:span text:style-name="T12">a fim de</text:span> se fazer o levantamento do foco da pesquisa até a próxima reunião. Além de ressaltar os pontos a serem focados na pesquisa e as dúvidas serem discutidas.</text:p>
      <text:p text:style-name="Text_20_body"/>
      <text:p text:style-name="Text_20_body"/>
      <text:h text:style-name="Subtitle" text:outline-level="2"><text:bookmark-start text:name="__RefHeading__2915_1995087119"/><text:span text:style-name="Fonte_20_parág._20_padrão"><text:span text:style-name="T9">5.4 </text:span></text:span><text:span text:style-name="Fonte_20_parág._20_padrão"><text:span text:style-name="T7">Procedimentos</text:span></text:span><text:bookmark-end text:name="__RefHeading__2915_1995087119"/></text:h>
      <text:p text:style-name="Text_20_body"/>
      <text:p text:style-name="Text_20_body"><text:span text:style-name="Fonte_20_parág._20_padrão"><text:span text:style-name="T7"/></text:span></text:p>
      <text:list xml:id="list8130627171294738073" text:style-name="L5">
        <text:list-item>
          <text:p text:style-name="P49">Descrever e definir o funcionamento de um sistema modularizado.</text:p>
        </text:list-item>
        <text:list-item>
          <text:p text:style-name="P49">Analisar a atividade e desempenho de diferentes tipos de bancos de dados, para escolha de um que apresente maior desempenho para a função a ser desempenhada.</text:p>
        </text:list-item>
        <text:list-item>
          <text:p text:style-name="P49">Desenvolver um software para criação, mapeamento e inserção de procedimentos <text:soft-page-break/>básicos de um banco de dados e de um projeto em Java.</text:p>
        </text:list-item>
        <text:list-item>
          <text:p text:style-name="P49">Demonstrar a performance de desenvolvimento utilizando o software desenvolvido, na utilização do <text:span text:style-name="T12">dia a dia.</text:span></text:p>
        </text:list-item>
      </text:list>
      <text:p text:style-name="P12"/>
      <text:p text:style-name="P12"/>
      <text:p text:style-name="P12"><text:span text:style-name="Fonte_20_parág._20_padrão"><text:span text:style-name="T9">5.5 </text:span></text:span><text:span text:style-name="Fonte_20_parág._20_padrão"><text:span text:style-name="T7">Cronograma</text:span></text:span></text:p>
      <text:p text:style-name="P12"><text:span text:style-name="Fonte_20_parág._20_padrão"><text:span text:style-name="T7"/></text:span></text:p>
      <text:p text:style-name="P8"><draw:connector text:anchor-type="paragraph" draw:z-index="0" draw:name="Conector de seta reta 1" draw:style-name="gr1" draw:type="line" svg:x1="-0.01cm" svg:y1="0.739cm" svg:x2="4.145cm" svg:y2="1.861cm" svg:d="M-11 739l4156 1122" svg:viewBox="0 0 4157 1124"><text:p/></draw:connector></text:p>
      <table:table table:name="Tabela1" table:style-name="Tabela1">
        <table:table-column table:style-name="Tabela1.A"/>
        <table:table-column table:style-name="Tabela1.B" table:number-columns-repeated="5"/>
        <table:table-column table:style-name="Tabela1.G" table:number-columns-repeated="2"/>
        <table:table-row table:style-name="Tabela1.1">
          <table:table-cell table:style-name="Tabela1.A1" office:value-type="string">
            <text:p text:style-name="P18">Mês</text:p>
            <text:p text:style-name="P29"/>
            <text:p text:style-name="P30">Tarefas</text:p>
          </table:table-cell>
          <table:table-cell table:style-name="Tabela1.B1" office:value-type="string">
            <text:p text:style-name="P29">DEZ</text:p>
          </table:table-cell>
          <table:table-cell table:style-name="Tabela1.A1" office:value-type="string">
            <text:p text:style-name="P29">JAN</text:p>
          </table:table-cell>
          <table:table-cell table:style-name="Tabela1.A1" office:value-type="string">
            <text:p text:style-name="P29">FEV</text:p>
          </table:table-cell>
          <table:table-cell table:style-name="Tabela1.A1" office:value-type="string">
            <text:p text:style-name="P29">MAR</text:p>
          </table:table-cell>
          <table:table-cell table:style-name="Tabela1.A1" office:value-type="string">
            <text:p text:style-name="P29">ABR</text:p>
          </table:table-cell>
          <table:table-cell table:style-name="Tabela1.A1" office:value-type="string">
            <text:p text:style-name="P29">MAI</text:p>
          </table:table-cell>
          <table:table-cell table:style-name="Tabela1.A1" office:value-type="string">
            <text:p text:style-name="P29">JUN</text:p>
          </table:table-cell>
        </table:table-row>
        <table:table-row table:style-name="Tabela1.2">
          <table:table-cell table:style-name="Tabela1.A2" office:value-type="string">
            <text:p text:style-name="P31">Orientação do Pré-projeto</text:p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Formulação do Pré-projeto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Pesquisas dos itens do pré<text:span text:style-name="T12"> – </text:span>projeto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Fechamento do pré-projeto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Entrega do pré-projeto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Orientação da Introdução, Objetivos e Justificativa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Formulação da Introdução, Objetivos e Justificativas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Fechamento da Introdução, Objetivos e Justificativas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Entrega da Introdução, Objetivos e Justificativas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Orientação do Quadro Teórico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Formulação do Quadro Teórico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Entrega do Quadro Teórico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Orientação do Quadro Metodológico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28"><text:span text:style-name="Fonte_20_parág._20_padrão"><text:span text:style-name="T23">X</text:span></text:span>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</table:table-row>
        <table:table-row table:style-name="Tabela1.2">
          <table:table-cell table:style-name="Tabela1.A1" office:value-type="string">
            <text:p text:style-name="P31">Formulação do Quadro Metodológico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28"><text:span text:style-name="Fonte_20_parág._20_padrão"><text:span text:style-name="T23">X</text:span></text:span>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</table:table-row>
        <table:table-row table:style-name="Tabela1.2">
          <table:table-cell table:style-name="Tabela1.A1" office:value-type="string">
            <text:p text:style-name="P31">Entrega do Quadro Metodológico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28"><text:span text:style-name="Fonte_20_parág._20_padrão"><text:span text:style-name="T23">X</text:span></text:span>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</table:table-row>
        <table:table-row table:style-name="Tabela1.2">
          <table:table-cell table:style-name="Tabela1.A1" office:value-type="string">
            <text:p text:style-name="P31">Revisão do projeto para entrega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Entrega dos projetos para qualificação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</table:table-row>
        <table:table-row table:style-name="Tabela1.2">
          <table:table-cell table:style-name="Tabela1.A1" office:value-type="string">
            <text:p text:style-name="P31">Bancas de qualificação de Projetos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</table:table-row>
        <text:soft-page-break/>
        <table:table-row table:style-name="Tabela1.2">
          <table:table-cell table:style-name="Tabela1.A1" office:value-type="string">
            <text:p text:style-name="P31">Orientações finais dos projetos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</table:table-row>
      </table:table>
      <text:h text:style-name="Subtitle" text:outline-level="2"/>
      <text:h text:style-name="Subtitle" text:outline-level="2"/>
      <text:h text:style-name="Subtitle" text:outline-level="2"><text:bookmark-start text:name="__RefHeading__2917_1995087119"/><text:span text:style-name="Fonte_20_parág._20_padrão"><text:span text:style-name="T9">5.6 </text:span></text:span><text:span text:style-name="Fonte_20_parág._20_padrão"><text:span text:style-name="T7">Orçamento</text:span></text:span><text:bookmark-end text:name="__RefHeading__2917_1995087119"/></text:h>
      <text:p text:style-name="P2"><text:span text:style-name="Fonte_20_parág._20_padrão"><text:span text:style-name="T7"/></text:span></text:p>
      <text:p text:style-name="P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17"><text:span text:style-name="Fonte_20_parág._20_padrão">ORÇAMENTO DETALHADO DO PROJETO</text:span>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4" office:value-type="string">
            <text:p text:style-name="P13"><text:span text:style-name="Fonte_20_parág._20_padrão">1. RECURSOS MATERIAIS</text:span>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4" office:value-type="string">
            <text:p text:style-name="P13"><text:span text:style-name="Fonte_20_parág._20_padrão">1.1 Material Permanente: (equipamentos, livros, máquina fotográfica e gravadores, softwares, equipamentos de informática, etc.)</text:span>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4" office:value-type="string">
            <text:p text:style-name="P15"><text:span text:style-name="Fonte_20_parág._20_padrão"><text:span text:style-name="T16">Descrição do Material</text:span></text:span></text:p>
          </table:table-cell>
          <table:table-cell table:style-name="Tabela2.A4" office:value-type="string">
            <text:p text:style-name="P15"><text:span text:style-name="Fonte_20_parág._20_padrão"><text:span text:style-name="T16">Quantidade</text:span></text:span></text:p>
          </table:table-cell>
          <table:table-cell table:style-name="Tabela2.A4" office:value-type="string">
            <text:p text:style-name="P15"><text:span text:style-name="Fonte_20_parág._20_padrão"><text:span text:style-name="T16">Valor (unidade – em reais)</text:span></text:span></text:p>
          </table:table-cell>
          <table:table-cell table:style-name="Tabela2.D4" office:value-type="string">
            <text:p text:style-name="P15"><text:span text:style-name="Fonte_20_parág._20_padrão"><text:span text:style-name="T16">Total R$</text:span></text:span></text:p>
          </table:table-cell>
        </table:table-row>
        <table:table-row table:style-name="Tabela2.4">
          <table:table-cell table:style-name="Tabela2.A5" office:value-type="string">
            <text:p text:style-name="P15">Livros</text:p>
          </table:table-cell>
          <table:table-cell table:style-name="Tabela2.B5" office:value-type="string">
            <text:p text:style-name="P15">5</text:p>
          </table:table-cell>
          <table:table-cell table:style-name="Tabela2.C5" office:value-type="string">
            <text:p text:style-name="P15">70,00</text:p>
          </table:table-cell>
          <table:table-cell table:style-name="Tabela2.D5" office:value-type="string">
            <text:p text:style-name="P15">350,00</text:p>
          </table:table-cell>
        </table:table-row>
        <table:table-row table:style-name="Tabela2.4">
          <table:table-cell table:style-name="Tabela2.A6" office:value-type="string">
            <text:p text:style-name="P15"><text:span text:style-name="Fonte_20_parág._20_padrão">Subtotal</text:span></text:p>
          </table:table-cell>
          <table:table-cell table:style-name="Tabela2.B6" office:value-type="string">
            <text:p text:style-name="P15"/>
          </table:table-cell>
          <table:table-cell table:style-name="Tabela2.C6" office:value-type="string">
            <text:p text:style-name="P15"/>
          </table:table-cell>
          <table:table-cell table:style-name="Tabela2.D6" office:value-type="string">
            <text:p text:style-name="P15">350,00</text:p>
          </table:table-cell>
        </table:table-row>
        <table:table-row table:style-name="Tabela2.2">
          <table:table-cell table:style-name="Tabela2.A2" table:number-columns-spanned="4" office:value-type="string">
            <text:p text:style-name="P14"><text:span text:style-name="Fonte_20_parág._20_padrão">1.2 Material de Consumo: (Papéis necessários para impressões, cartuchos de tinta para impressora, pastas, etc.)</text:span>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4" office:value-type="string">
            <text:p text:style-name="P15"><text:span text:style-name="Fonte_20_parág._20_padrão"><text:span text:style-name="T16">Descrição do Material</text:span></text:span></text:p>
          </table:table-cell>
          <table:table-cell table:style-name="Tabela2.A4" office:value-type="string">
            <text:p text:style-name="P15"><text:span text:style-name="Fonte_20_parág._20_padrão"><text:span text:style-name="T16">Quantidade</text:span></text:span></text:p>
          </table:table-cell>
          <table:table-cell table:style-name="Tabela2.A4" office:value-type="string">
            <text:p text:style-name="P15"><text:span text:style-name="Fonte_20_parág._20_padrão"><text:span text:style-name="T16">Valor (unidade – em reais)</text:span></text:span></text:p>
          </table:table-cell>
          <table:table-cell table:style-name="Tabela2.D4" office:value-type="string">
            <text:p text:style-name="P15"><text:span text:style-name="Fonte_20_parág._20_padrão"><text:span text:style-name="T16">Total R$</text:span></text:span></text:p>
          </table:table-cell>
        </table:table-row>
        <table:table-row table:style-name="Tabela2.4">
          <table:table-cell table:style-name="Tabela2.A9" office:value-type="string">
            <text:p text:style-name="P15">Impressões</text:p>
          </table:table-cell>
          <table:table-cell table:style-name="Tabela2.B9" office:value-type="string">
            <text:p text:style-name="P15">5</text:p>
          </table:table-cell>
          <table:table-cell table:style-name="Tabela2.C9" office:value-type="string">
            <text:p text:style-name="P15">3,00</text:p>
          </table:table-cell>
          <table:table-cell table:style-name="Tabela2.D9" office:value-type="string">
            <text:p text:style-name="P15">15,00</text:p>
          </table:table-cell>
        </table:table-row>
        <table:table-row table:style-name="Tabela2.4">
          <table:table-cell table:style-name="Tabela2.A10" office:value-type="string">
            <text:p text:style-name="P15"><text:span text:style-name="Fonte_20_parág._20_padrão">Subtotal</text:span></text:p>
          </table:table-cell>
          <table:table-cell table:style-name="Tabela2.B10" office:value-type="string">
            <text:p text:style-name="P15"/>
          </table:table-cell>
          <table:table-cell table:style-name="Tabela2.C10" office:value-type="string">
            <text:p text:style-name="P15"/>
          </table:table-cell>
          <table:table-cell table:style-name="Tabela2.D10" office:value-type="string">
            <text:p text:style-name="P15">15,00</text:p>
          </table:table-cell>
        </table:table-row>
        <table:table-row table:style-name="Tabela2.2">
          <table:table-cell table:style-name="Tabela2.A2" table:number-columns-spanned="4" office:value-type="string">
            <text:p text:style-name="P13"><text:span text:style-name="Fonte_20_parág._20_padrão">2. Serviços: (cópias, encadernações, impressos gráficos, despesas de locomoção e estadia, etc.)</text:span>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4" office:value-type="string">
            <text:p text:style-name="P15"><text:span text:style-name="Fonte_20_parág._20_padrão">Descrição do Material</text:span></text:p>
          </table:table-cell>
          <table:table-cell table:style-name="Tabela2.A4" office:value-type="string">
            <text:p text:style-name="P15"><text:span text:style-name="Fonte_20_parág._20_padrão">Quantidade</text:span></text:p>
          </table:table-cell>
          <table:table-cell table:style-name="Tabela2.A4" office:value-type="string">
            <text:p text:style-name="P15"><text:span text:style-name="Fonte_20_parág._20_padrão">Valor (unidade – em reais)</text:span></text:p>
          </table:table-cell>
          <table:table-cell table:style-name="Tabela2.D4" office:value-type="string">
            <text:p text:style-name="P15"><text:span text:style-name="Fonte_20_parág._20_padrão">Total R$</text:span></text:p>
          </table:table-cell>
        </table:table-row>
        <table:table-row table:style-name="Tabela2.4">
          <table:table-cell table:style-name="Tabela2.A13" office:value-type="string">
            <text:p text:style-name="P15">Locomoção</text:p>
          </table:table-cell>
          <table:table-cell table:style-name="Tabela2.B13" office:value-type="string">
            <text:p text:style-name="P15">100</text:p>
          </table:table-cell>
          <table:table-cell table:style-name="Tabela2.C13" office:value-type="string">
            <text:p text:style-name="P15">2,75</text:p>
          </table:table-cell>
          <table:table-cell table:style-name="Tabela2.D13" office:value-type="string">
            <text:p text:style-name="P15">275,00</text:p>
          </table:table-cell>
        </table:table-row>
        <table:table-row table:style-name="Tabela2.4">
          <table:table-cell table:style-name="Tabela2.A14" office:value-type="string">
            <text:p text:style-name="P15">Cópias</text:p>
          </table:table-cell>
          <table:table-cell table:style-name="Tabela2.B14" office:value-type="string">
            <text:p text:style-name="P15">10</text:p>
          </table:table-cell>
          <table:table-cell table:style-name="Tabela2.C14" office:value-type="string">
            <text:p text:style-name="P15">3,00</text:p>
          </table:table-cell>
          <table:table-cell table:style-name="Tabela2.D14" office:value-type="string">
            <text:p text:style-name="P15">30,00</text:p>
          </table:table-cell>
        </table:table-row>
        <table:table-row table:style-name="Tabela2.4">
          <table:table-cell table:style-name="Tabela2.A15" office:value-type="string">
            <text:p text:style-name="P15"><text:span text:style-name="Fonte_20_parág._20_padrão">Subtotal</text:span></text:p>
          </table:table-cell>
          <table:table-cell table:style-name="Tabela2.B15" office:value-type="string">
            <text:p text:style-name="P15"/>
          </table:table-cell>
          <table:table-cell table:style-name="Tabela2.C15" office:value-type="string">
            <text:p text:style-name="P15"/>
          </table:table-cell>
          <table:table-cell table:style-name="Tabela2.D15" office:value-type="string">
            <text:p text:style-name="P15">305,00</text:p>
          </table:table-cell>
        </table:table-row>
        <table:table-row table:style-name="Tabela2.4">
          <table:table-cell table:style-name="Tabela2.A16" table:number-columns-spanned="4" office:value-type="string">
            <text:p text:style-name="P13"><text:span text:style-name="Fonte_20_parág._20_padrão">3. RESERVA TÉCNICA/ Despesas Operacionais </text:span>(10% no total do dispêndio)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17" office:value-type="string">
            <text:p text:style-name="P15">Reserva</text:p>
          </table:table-cell>
          <table:table-cell table:style-name="Tabela2.B17" office:value-type="string">
            <text:p text:style-name="P15">1</text:p>
          </table:table-cell>
          <table:table-cell table:style-name="Tabela2.C17" office:value-type="string">
            <text:p text:style-name="P15">67,00</text:p>
          </table:table-cell>
          <table:table-cell table:style-name="Tabela2.D17" office:value-type="string">
            <text:p text:style-name="P15">67,00</text:p>
          </table:table-cell>
        </table:table-row>
        <table:table-row table:style-name="Tabela2.4">
          <table:table-cell table:style-name="Tabela2.A18" office:value-type="string">
            <text:p text:style-name="P15"><text:span text:style-name="Fonte_20_parág._20_padrão">Subtotal</text:span></text:p>
          </table:table-cell>
          <table:table-cell table:style-name="Tabela2.B18" office:value-type="string">
            <text:p text:style-name="P15"/>
          </table:table-cell>
          <table:table-cell table:style-name="Tabela2.C18" office:value-type="string">
            <text:p text:style-name="P15"/>
          </table:table-cell>
          <table:table-cell table:style-name="Tabela2.D18" office:value-type="string">
            <text:p text:style-name="P15">67,00</text:p>
          </table:table-cell>
        </table:table-row>
        <table:table-row table:style-name="Tabela2.4">
          <table:table-cell table:style-name="Tabela2.A19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20" table:number-rows-spanned="2" office:value-type="string">
            <text:p text:style-name="P15">TOTAL</text:p>
          </table:table-cell>
          <table:table-cell table:style-name="Tabela2.B20" office:value-type="string">
            <text:p text:style-name="P15">Valor previsto R$</text:p>
          </table:table-cell>
          <table:table-cell table:style-name="Tabela2.C20" office:value-type="string">
            <text:p text:style-name="P15">Reserva de gastos</text:p>
          </table:table-cell>
          <table:table-cell table:style-name="Tabela2.D20" office:value-type="string">
            <text:p text:style-name="P15">Total</text:p>
          </table:table-cell>
        </table:table-row>
        <table:table-row table:style-name="Tabela2.4">
          <table:covered-table-cell/>
          <table:table-cell table:style-name="Tabela2.B21" office:value-type="string">
            <text:p text:style-name="P15">670,00</text:p>
          </table:table-cell>
          <table:table-cell table:style-name="Tabela2.C21" office:value-type="string">
            <text:p text:style-name="P15">67,00</text:p>
          </table:table-cell>
          <table:table-cell table:style-name="Tabela2.D21" office:value-type="string">
            <text:p text:style-name="P15">737,00</text:p>
          </table:table-cell>
        </table:table-row>
      </table:table>
      <text:h text:style-name="Subtitle" text:outline-level="2"/>
      <text:list xml:id="list83804218175005" text:continue-list="list83804164160080" text:style-name="Numbering_20_2">
        <text:list-item>
          <text:h text:style-name="P41" text:outline-level="1"><text:bookmark-start text:name="__RefHeading__2919_1995087119"/><text:span text:style-name="Fonte_20_parág._20_padrão"><text:span text:style-name="T8"><text:s/>Referências</text:span></text:span><text:bookmark-end text:name="__RefHeading__2919_1995087119"/></text:h>
        </text:list-item>
      </text:list>
      <text:p text:style-name="Text_20_body"/>
      <text:p text:style-name="Text_20_body"/>
      <text:p text:style-name="Text_20_body"/>
      <text:p text:style-name="Referências">BRITO, R. W. <text:span text:style-name="T10">Bancos de Dados NoSQL x SGBDs Relacionais: Análise Comparativa</text:span>. 2010.</text:p>
      <text:p text:style-name="Referências"/>
      <text:p text:style-name="Referências">CAELUM. <text:span text:style-name="T10">Apostila java e orientação a objetos.</text:span> 2013.</text:p>
      <text:p text:style-name="Referências"/>
      <text:p text:style-name="Referências">CLARO, D. B., SOBRAL, J. B. M. <text:span text:style-name="T10">Programação em Java.</text:span> Santa Catarina: Copyleft Pearson Education, 2008. </text:p>
      <text:p text:style-name="Referências"/>
      <text:p text:style-name="Referências"><text:span text:style-name="Fonte_20_parág._20_padrão"><text:span text:style-name="T17">K</text:span></text:span><text:span text:style-name="Fonte_20_parág._20_padrão"><text:span text:style-name="T18">NOERNSCHILD</text:span></text:span><text:span text:style-name="Fonte_20_parág._20_padrão"><text:span text:style-name="T17">, </text:span></text:span><text:span text:style-name="Fonte_20_parág._20_padrão"><text:span text:style-name="T18">Kirk. </text:span></text:span><text:span text:style-name="Fonte_20_parág._20_padrão"><text:span text:style-name="T11">Java application architecture: modularity patterns with examples using OSGi.</text:span></text:span><text:span text:style-name="Fonte_20_parág._20_padrão"><text:span text:style-name="T18"> 2012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.245cm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cm" fo:margin-bottom="0cm" style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cm" fo:margin-bottom="0cm" style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1" style:font-family-asian="'Times New Roman'" style:font-family-generic-asian="roman" style:font-pitch-asian="variable" style:language-asian="pt" style:country-asian="BR" style:font-name-complex="Times New Roman1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Referências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Forte" style:family="text" style:parent-style-name="Fonte_20_parág._20_padrão">
      <style:text-properties fo:font-weight="bold" style:font-weight-asian="bold" style:font-weight-complex="bold"/>
    </style:style>
    <style:style style:name="apple-converted-space" style:family="text" style:parent-style-name="Fonte_20_parág._20_padrão"/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.997cm" fo:margin-bottom="2.007cm" fo:margin-left="2.997cm" fo:margin-right="2.00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997cm" fo:margin-bottom="2cm" fo:margin-left="2.997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5:50:04.110000000</meta:creation-date>
    <meta:editing-duration>PT1H43M21S</meta:editing-duration>
    <meta:editing-cycles>23</meta:editing-cycles>
    <meta:generator>LibreOffice/4.2.8.2$Windows_x86 LibreOffice_project/48d50dbfc06349262c9d50868e5c1f630a573ebd</meta:generator>
    <dc:date>2015-02-05T08:38:04.024000000</dc:date>
    <meta:document-statistic meta:table-count="2" meta:image-count="0" meta:object-count="0" meta:page-count="15" meta:paragraph-count="199" meta:word-count="1812" meta:character-count="11765" meta:non-whitespace-character-count="10133"/>
  </office:meta>
</office:document-meta>
</file>